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april_orth" draw:style-name="gr1" draw:text-style-name="P1" svg:width="7.989in" svg:height="4.4972in" svg:x="10.5913in" svg:y="1.2543in">
            <draw:object draw:notify-on-update-of-ranges="Sheet1.B2:Sheet1.B10 Sheet1.B26:Sheet1.B34 Sheet1.D2:Sheet1.D10 Sheet1.D26:Sheet1.D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.71790719054435" calcext:value-type="float">
            <text:p>3.71790719054435</text:p>
          </table:table-cell>
          <table:table-cell office:value-type="float" office:value="0.00291812114031489" calcext:value-type="float">
            <text:p>0.00291812114031489</text:p>
          </table:table-cell>
          <table:table-cell office:value-type="float" office:value="3.710366003" calcext:value-type="float">
            <text:p>3.710366003</text:p>
          </table:table-cell>
          <table:table-cell office:value-type="float" office:value="3.7156800205" calcext:value-type="float">
            <text:p>3.7156800205</text:p>
          </table:table-cell>
          <table:table-cell office:value-type="float" office:value="3.7180931355" calcext:value-type="float">
            <text:p>3.7180931355</text:p>
          </table:table-cell>
          <table:table-cell office:value-type="float" office:value="3.71974376525" calcext:value-type="float">
            <text:p>3.71974376525</text:p>
          </table:table-cell>
          <table:table-cell office:value-type="float" office:value="3.726666897" calcext:value-type="float">
            <text:p>3.72666689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3.20197335412222" calcext:value-type="float">
            <text:p>3.20197335412222</text:p>
          </table:table-cell>
          <table:table-cell office:value-type="float" office:value="0.00402518604694956" calcext:value-type="float">
            <text:p>0.00402518604694956</text:p>
          </table:table-cell>
          <table:table-cell office:value-type="float" office:value="3.193201898" calcext:value-type="float">
            <text:p>3.193201898</text:p>
          </table:table-cell>
          <table:table-cell office:value-type="float" office:value="3.19845749775" calcext:value-type="float">
            <text:p>3.19845749775</text:p>
          </table:table-cell>
          <table:table-cell office:value-type="float" office:value="3.2025638445" calcext:value-type="float">
            <text:p>3.2025638445</text:p>
          </table:table-cell>
          <table:table-cell office:value-type="float" office:value="3.20522893075" calcext:value-type="float">
            <text:p>3.20522893075</text:p>
          </table:table-cell>
          <table:table-cell office:value-type="float" office:value="3.209738665" calcext:value-type="float">
            <text:p>3.209738665</text:p>
          </table:table-cell>
          <table:table-cell office:value-type="float" office:value="540.394670824444" calcext:value-type="float">
            <text:p>540.39467082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184" calcext:value-type="float">
            <text:p>184</text:p>
          </table:table-cell>
          <table:table-cell office:value-type="float" office:value="2.66991593567391" calcext:value-type="float">
            <text:p>2.66991593567391</text:p>
          </table:table-cell>
          <table:table-cell office:value-type="float" office:value="0.002102211455698" calcext:value-type="float">
            <text:p>0.002102211455698</text:p>
          </table:table-cell>
          <table:table-cell office:value-type="float" office:value="2.662909323" calcext:value-type="float">
            <text:p>2.662909323</text:p>
          </table:table-cell>
          <table:table-cell office:value-type="float" office:value="2.66842926425" calcext:value-type="float">
            <text:p>2.66842926425</text:p>
          </table:table-cell>
          <table:table-cell office:value-type="float" office:value="2.6700337815" calcext:value-type="float">
            <text:p>2.6700337815</text:p>
          </table:table-cell>
          <table:table-cell office:value-type="float" office:value="2.6713287475" calcext:value-type="float">
            <text:p>2.6713287475</text:p>
          </table:table-cell>
          <table:table-cell office:value-type="float" office:value="2.675188536" calcext:value-type="float">
            <text:p>2.675188536</text:p>
          </table:table-cell>
          <table:table-cell office:value-type="float" office:value="-633.983187134783" calcext:value-type="float">
            <text:p>-633.983187134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.98271358431746" calcext:value-type="float">
            <text:p>4.98271358431746</text:p>
          </table:table-cell>
          <table:table-cell office:value-type="float" office:value="0.00678309489218426" calcext:value-type="float">
            <text:p>0.00678309489218426</text:p>
          </table:table-cell>
          <table:table-cell office:value-type="float" office:value="4.964452854" calcext:value-type="float">
            <text:p>4.964452854</text:p>
          </table:table-cell>
          <table:table-cell office:value-type="float" office:value="4.978763832" calcext:value-type="float">
            <text:p>4.978763832</text:p>
          </table:table-cell>
          <table:table-cell office:value-type="float" office:value="4.982289468" calcext:value-type="float">
            <text:p>4.982289468</text:p>
          </table:table-cell>
          <table:table-cell office:value-type="float" office:value="4.987129868" calcext:value-type="float">
            <text:p>4.987129868</text:p>
          </table:table-cell>
          <table:table-cell office:value-type="float" office:value="5.001758098" calcext:value-type="float">
            <text:p>5.00175809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3.99534718425806" calcext:value-type="float">
            <text:p>3.99534718425806</text:p>
          </table:table-cell>
          <table:table-cell office:value-type="float" office:value="0.00538992480531917" calcext:value-type="float">
            <text:p>0.00538992480531917</text:p>
          </table:table-cell>
          <table:table-cell office:value-type="float" office:value="3.980512584" calcext:value-type="float">
            <text:p>3.980512584</text:p>
          </table:table-cell>
          <table:table-cell office:value-type="float" office:value="3.99153880575" calcext:value-type="float">
            <text:p>3.99153880575</text:p>
          </table:table-cell>
          <table:table-cell office:value-type="float" office:value="3.996529133" calcext:value-type="float">
            <text:p>3.996529133</text:p>
          </table:table-cell>
          <table:table-cell office:value-type="float" office:value="3.9992924565" calcext:value-type="float">
            <text:p>3.9992924565</text:p>
          </table:table-cell>
          <table:table-cell office:value-type="float" office:value="4.006344427" calcext:value-type="float">
            <text:p>4.006344427</text:p>
          </table:table-cell>
          <table:table-cell office:value-type="float" office:value="299.534718425806" calcext:value-type="float">
            <text:p>299.534718425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2.9702145198439" calcext:value-type="float">
            <text:p>2.9702145198439</text:p>
          </table:table-cell>
          <table:table-cell office:value-type="float" office:value="0.00481992024847862" calcext:value-type="float">
            <text:p>0.00481992024847862</text:p>
          </table:table-cell>
          <table:table-cell office:value-type="float" office:value="2.95878873" calcext:value-type="float">
            <text:p>2.95878873</text:p>
          </table:table-cell>
          <table:table-cell office:value-type="float" office:value="2.966702722" calcext:value-type="float">
            <text:p>2.966702722</text:p>
          </table:table-cell>
          <table:table-cell office:value-type="float" office:value="2.969389488" calcext:value-type="float">
            <text:p>2.969389488</text:p>
          </table:table-cell>
          <table:table-cell office:value-type="float" office:value="2.973412246" calcext:value-type="float">
            <text:p>2.973412246</text:p>
          </table:table-cell>
          <table:table-cell office:value-type="float" office:value="2.984394109" calcext:value-type="float">
            <text:p>2.984394109</text:p>
          </table:table-cell>
          <table:table-cell office:value-type="float" office:value="-397.02145198439" calcext:value-type="float">
            <text:p>-397.02145198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.16990291752284" calcext:value-type="float">
            <text:p>6.16990291752284</text:p>
          </table:table-cell>
          <table:table-cell office:value-type="float" office:value="0.0106803532765934" calcext:value-type="float">
            <text:p>0.0106803532765934</text:p>
          </table:table-cell>
          <table:table-cell office:value-type="float" office:value="6.140800577" calcext:value-type="float">
            <text:p>6.140800577</text:p>
          </table:table-cell>
          <table:table-cell office:value-type="float" office:value="6.162253938" calcext:value-type="float">
            <text:p>6.162253938</text:p>
          </table:table-cell>
          <table:table-cell office:value-type="float" office:value="6.16944798" calcext:value-type="float">
            <text:p>6.16944798</text:p>
          </table:table-cell>
          <table:table-cell office:value-type="float" office:value="6.176835165" calcext:value-type="float">
            <text:p>6.176835165</text:p>
          </table:table-cell>
          <table:table-cell office:value-type="float" office:value="6.208202117" calcext:value-type="float">
            <text:p>6.20820211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202" calcext:value-type="float">
            <text:p>202</text:p>
          </table:table-cell>
          <table:table-cell office:value-type="float" office:value="4.76177953597525" calcext:value-type="float">
            <text:p>4.76177953597525</text:p>
          </table:table-cell>
          <table:table-cell office:value-type="float" office:value="0.00946239053196969" calcext:value-type="float">
            <text:p>0.00946239053196969</text:p>
          </table:table-cell>
          <table:table-cell office:value-type="float" office:value="4.73937822" calcext:value-type="float">
            <text:p>4.73937822</text:p>
          </table:table-cell>
          <table:table-cell office:value-type="float" office:value="4.75585090075" calcext:value-type="float">
            <text:p>4.75585090075</text:p>
          </table:table-cell>
          <table:table-cell office:value-type="float" office:value="4.7628872965" calcext:value-type="float">
            <text:p>4.7628872965</text:p>
          </table:table-cell>
          <table:table-cell office:value-type="float" office:value="4.768855077" calcext:value-type="float">
            <text:p>4.768855077</text:p>
          </table:table-cell>
          <table:table-cell office:value-type="float" office:value="4.786260674" calcext:value-type="float">
            <text:p>4.786260674</text:p>
          </table:table-cell>
          <table:table-cell office:value-type="float" office:value="217.451969065016" calcext:value-type="float">
            <text:p>217.451969065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227" calcext:value-type="float">
            <text:p>227</text:p>
          </table:table-cell>
          <table:table-cell office:value-type="float" office:value="3.37620162455066" calcext:value-type="float">
            <text:p>3.37620162455066</text:p>
          </table:table-cell>
          <table:table-cell office:value-type="float" office:value="0.0123602243717566" calcext:value-type="float">
            <text:p>0.0123602243717566</text:p>
          </table:table-cell>
          <table:table-cell office:value-type="float" office:value="3.353376075" calcext:value-type="float">
            <text:p>3.353376075</text:p>
          </table:table-cell>
          <table:table-cell office:value-type="float" office:value="3.368827515" calcext:value-type="float">
            <text:p>3.368827515</text:p>
          </table:table-cell>
          <table:table-cell office:value-type="float" office:value="3.375326314" calcext:value-type="float">
            <text:p>3.375326314</text:p>
          </table:table-cell>
          <table:table-cell office:value-type="float" office:value="3.382327859" calcext:value-type="float">
            <text:p>3.382327859</text:p>
          </table:table-cell>
          <table:table-cell office:value-type="float" office:value="3.497716213" calcext:value-type="float">
            <text:p>3.497716213</text:p>
          </table:table-cell>
          <table:table-cell office:value-type="float" office:value="-325.080108303377" calcext:value-type="float">
            <text:p>-325.08010830337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.79723294874194" calcext:value-type="float">
            <text:p>1.79723294874194</text:p>
          </table:table-cell>
          <table:table-cell office:value-type="float" office:value="0.00142703939593152" calcext:value-type="float">
            <text:p>0.00142703939593152</text:p>
          </table:table-cell>
          <table:table-cell office:value-type="float" office:value="1.793520414" calcext:value-type="float">
            <text:p>1.793520414</text:p>
          </table:table-cell>
          <table:table-cell office:value-type="float" office:value="1.79610686575" calcext:value-type="float">
            <text:p>1.79610686575</text:p>
          </table:table-cell>
          <table:table-cell office:value-type="float" office:value="1.797310525" calcext:value-type="float">
            <text:p>1.797310525</text:p>
          </table:table-cell>
          <table:table-cell office:value-type="float" office:value="1.7981519355" calcext:value-type="float">
            <text:p>1.7981519355</text:p>
          </table:table-cell>
          <table:table-cell office:value-type="float" office:value="1.801357971" calcext:value-type="float">
            <text:p>1.80135797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.76732903868889" calcext:value-type="float">
            <text:p>1.76732903868889</text:p>
          </table:table-cell>
          <table:table-cell office:value-type="float" office:value="0.00216083972661782" calcext:value-type="float">
            <text:p>0.00216083972661782</text:p>
          </table:table-cell>
          <table:table-cell office:value-type="float" office:value="1.762610336" calcext:value-type="float">
            <text:p>1.762610336</text:p>
          </table:table-cell>
          <table:table-cell office:value-type="float" office:value="1.76546251" calcext:value-type="float">
            <text:p>1.76546251</text:p>
          </table:table-cell>
          <table:table-cell office:value-type="float" office:value="1.7675713185" calcext:value-type="float">
            <text:p>1.7675713185</text:p>
          </table:table-cell>
          <table:table-cell office:value-type="float" office:value="1.76912635725" calcext:value-type="float">
            <text:p>1.76912635725</text:p>
          </table:table-cell>
          <table:table-cell office:value-type="float" office:value="1.771560557" calcext:value-type="float">
            <text:p>1.77156055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.75050393082609" calcext:value-type="float">
            <text:p>1.75050393082609</text:p>
          </table:table-cell>
          <table:table-cell office:value-type="float" office:value="0.00138543384294539" calcext:value-type="float">
            <text:p>0.00138543384294539</text:p>
          </table:table-cell>
          <table:table-cell office:value-type="float" office:value="1.745635884" calcext:value-type="float">
            <text:p>1.745635884</text:p>
          </table:table-cell>
          <table:table-cell office:value-type="float" office:value="1.74956705125" calcext:value-type="float">
            <text:p>1.74956705125</text:p>
          </table:table-cell>
          <table:table-cell office:value-type="float" office:value="1.7506068685" calcext:value-type="float">
            <text:p>1.7506068685</text:p>
          </table:table-cell>
          <table:table-cell office:value-type="float" office:value="1.7514159615" calcext:value-type="float">
            <text:p>1.7514159615</text:p>
          </table:table-cell>
          <table:table-cell office:value-type="float" office:value="1.75383523" calcext:value-type="float">
            <text:p>1.7538352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.26127859714815" calcext:value-type="float">
            <text:p>2.26127859714815</text:p>
          </table:table-cell>
          <table:table-cell office:value-type="float" office:value="0.00306703046557185" calcext:value-type="float">
            <text:p>0.00306703046557185</text:p>
          </table:table-cell>
          <table:table-cell office:value-type="float" office:value="2.252942024" calcext:value-type="float">
            <text:p>2.252942024</text:p>
          </table:table-cell>
          <table:table-cell office:value-type="float" office:value="2.259441235" calcext:value-type="float">
            <text:p>2.259441235</text:p>
          </table:table-cell>
          <table:table-cell office:value-type="float" office:value="2.261136939" calcext:value-type="float">
            <text:p>2.261136939</text:p>
          </table:table-cell>
          <table:table-cell office:value-type="float" office:value="2.263265713" calcext:value-type="float">
            <text:p>2.263265713</text:p>
          </table:table-cell>
          <table:table-cell office:value-type="float" office:value="2.269796081" calcext:value-type="float">
            <text:p>2.26979608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.23234943729032" calcext:value-type="float">
            <text:p>2.23234943729032</text:p>
          </table:table-cell>
          <table:table-cell office:value-type="float" office:value="0.0030869922802636" calcext:value-type="float">
            <text:p>0.0030869922802636</text:p>
          </table:table-cell>
          <table:table-cell office:value-type="float" office:value="2.22385507" calcext:value-type="float">
            <text:p>2.22385507</text:p>
          </table:table-cell>
          <table:table-cell office:value-type="float" office:value="2.23015579625" calcext:value-type="float">
            <text:p>2.23015579625</text:p>
          </table:table-cell>
          <table:table-cell office:value-type="float" office:value="2.233055168" calcext:value-type="float">
            <text:p>2.233055168</text:p>
          </table:table-cell>
          <table:table-cell office:value-type="float" office:value="2.23464105775" calcext:value-type="float">
            <text:p>2.23464105775</text:p>
          </table:table-cell>
          <table:table-cell office:value-type="float" office:value="2.238529898" calcext:value-type="float">
            <text:p>2.23852989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.21775981731707" calcext:value-type="float">
            <text:p>2.21775981731707</text:p>
          </table:table-cell>
          <table:table-cell office:value-type="float" office:value="0.00371709662169367" calcext:value-type="float">
            <text:p>0.00371709662169367</text:p>
          </table:table-cell>
          <table:table-cell office:value-type="float" office:value="2.209086778" calcext:value-type="float">
            <text:p>2.209086778</text:p>
          </table:table-cell>
          <table:table-cell office:value-type="float" office:value="2.215039746" calcext:value-type="float">
            <text:p>2.215039746</text:p>
          </table:table-cell>
          <table:table-cell office:value-type="float" office:value="2.216998848" calcext:value-type="float">
            <text:p>2.216998848</text:p>
          </table:table-cell>
          <table:table-cell office:value-type="float" office:value="2.220263378" calcext:value-type="float">
            <text:p>2.220263378</text:p>
          </table:table-cell>
          <table:table-cell office:value-type="float" office:value="2.228473167" calcext:value-type="float">
            <text:p>2.22847316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.73162089125381" calcext:value-type="float">
            <text:p>2.73162089125381</text:p>
          </table:table-cell>
          <table:table-cell office:value-type="float" office:value="0.00472091401674523" calcext:value-type="float">
            <text:p>0.00472091401674523</text:p>
          </table:table-cell>
          <table:table-cell office:value-type="float" office:value="2.718679717" calcext:value-type="float">
            <text:p>2.718679717</text:p>
          </table:table-cell>
          <table:table-cell office:value-type="float" office:value="2.728244527" calcext:value-type="float">
            <text:p>2.728244527</text:p>
          </table:table-cell>
          <table:table-cell office:value-type="float" office:value="2.731443009" calcext:value-type="float">
            <text:p>2.731443009</text:p>
          </table:table-cell>
          <table:table-cell office:value-type="float" office:value="2.734699594" calcext:value-type="float">
            <text:p>2.734699594</text:p>
          </table:table-cell>
          <table:table-cell office:value-type="float" office:value="2.748685851" calcext:value-type="float">
            <text:p>2.74868585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.6980318019703" calcext:value-type="float">
            <text:p>2.6980318019703</text:p>
          </table:table-cell>
          <table:table-cell office:value-type="float" office:value="0.00522994859551993" calcext:value-type="float">
            <text:p>0.00522994859551993</text:p>
          </table:table-cell>
          <table:table-cell office:value-type="float" office:value="2.685575623" calcext:value-type="float">
            <text:p>2.685575623</text:p>
          </table:table-cell>
          <table:table-cell office:value-type="float" office:value="2.69471360975" calcext:value-type="float">
            <text:p>2.69471360975</text:p>
          </table:table-cell>
          <table:table-cell office:value-type="float" office:value="2.698567368" calcext:value-type="float">
            <text:p>2.698567368</text:p>
          </table:table-cell>
          <table:table-cell office:value-type="float" office:value="2.701975317" calcext:value-type="float">
            <text:p>2.701975317</text:p>
          </table:table-cell>
          <table:table-cell office:value-type="float" office:value="2.7118139" calcext:value-type="float">
            <text:p>2.711813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.69129136871366" calcext:value-type="float">
            <text:p>2.69129136871366</text:p>
          </table:table-cell>
          <table:table-cell office:value-type="float" office:value="0.00991460837729854" calcext:value-type="float">
            <text:p>0.00991460837729854</text:p>
          </table:table-cell>
          <table:table-cell office:value-type="float" office:value="2.673049561" calcext:value-type="float">
            <text:p>2.673049561</text:p>
          </table:table-cell>
          <table:table-cell office:value-type="float" office:value="2.685300592" calcext:value-type="float">
            <text:p>2.685300592</text:p>
          </table:table-cell>
          <table:table-cell office:value-type="float" office:value="2.690507732" calcext:value-type="float">
            <text:p>2.690507732</text:p>
          </table:table-cell>
          <table:table-cell office:value-type="float" office:value="2.6964850645" calcext:value-type="float">
            <text:p>2.6964850645</text:p>
          </table:table-cell>
          <table:table-cell office:value-type="float" office:value="2.788259191" calcext:value-type="float">
            <text:p>2.788259191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8" calcext:value-type="float">
            <text:p>248</text:p>
          </table:table-cell>
          <table:table-cell office:value-type="float" office:value="4.15257012597984" calcext:value-type="float">
            <text:p>4.15257012597984</text:p>
          </table:table-cell>
          <table:table-cell office:value-type="float" office:value="0.00326321213943798" calcext:value-type="float">
            <text:p>0.00326321213943798</text:p>
          </table:table-cell>
          <table:table-cell office:value-type="float" office:value="4.144107537" calcext:value-type="float">
            <text:p>4.144107537</text:p>
          </table:table-cell>
          <table:table-cell office:value-type="float" office:value="4.15006365075" calcext:value-type="float">
            <text:p>4.15006365075</text:p>
          </table:table-cell>
          <table:table-cell office:value-type="float" office:value="4.1528328305" calcext:value-type="float">
            <text:p>4.1528328305</text:p>
          </table:table-cell>
          <table:table-cell office:value-type="float" office:value="4.1546328665" calcext:value-type="float">
            <text:p>4.1546328665</text:p>
          </table:table-cell>
          <table:table-cell office:value-type="float" office:value="4.162295647" calcext:value-type="float">
            <text:p>4.162295647</text:p>
          </table:table-cell>
          <table:table-cell office:value-type="float" office:value="3.81425314949599" calcext:value-type="float">
            <text:p>3.81425314949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.16555276362778" calcext:value-type="float">
            <text:p>4.16555276362778</text:p>
          </table:table-cell>
          <table:table-cell office:value-type="float" office:value="0.00536526975935849" calcext:value-type="float">
            <text:p>0.00536526975935849</text:p>
          </table:table-cell>
          <table:table-cell office:value-type="float" office:value="4.154019598" calcext:value-type="float">
            <text:p>4.154019598</text:p>
          </table:table-cell>
          <table:table-cell office:value-type="float" office:value="4.16070818925" calcext:value-type="float">
            <text:p>4.16070818925</text:p>
          </table:table-cell>
          <table:table-cell office:value-type="float" office:value="4.1664413495" calcext:value-type="float">
            <text:p>4.1664413495</text:p>
          </table:table-cell>
          <table:table-cell office:value-type="float" office:value="4.1699588005" calcext:value-type="float">
            <text:p>4.1699588005</text:p>
          </table:table-cell>
          <table:table-cell office:value-type="float" office:value="4.175672378" calcext:value-type="float">
            <text:p>4.175672378</text:p>
          </table:table-cell>
          <table:table-cell office:value-type="float" office:value="4.13881909069445" calcext:value-type="float">
            <text:p>4.13881909069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4.18341972444022" calcext:value-type="float">
            <text:p>4.18341972444022</text:p>
          </table:table-cell>
          <table:table-cell office:value-type="float" office:value="0.00329363193456651" calcext:value-type="float">
            <text:p>0.00329363193456651</text:p>
          </table:table-cell>
          <table:table-cell office:value-type="float" office:value="4.172444121" calcext:value-type="float">
            <text:p>4.172444121</text:p>
          </table:table-cell>
          <table:table-cell office:value-type="float" office:value="4.1811033135" calcext:value-type="float">
            <text:p>4.1811033135</text:p>
          </table:table-cell>
          <table:table-cell office:value-type="float" office:value="4.183685591" calcext:value-type="float">
            <text:p>4.183685591</text:p>
          </table:table-cell>
          <table:table-cell office:value-type="float" office:value="4.18553186875" calcext:value-type="float">
            <text:p>4.18553186875</text:p>
          </table:table-cell>
          <table:table-cell office:value-type="float" office:value="4.19169416" calcext:value-type="float">
            <text:p>4.19169416</text:p>
          </table:table-cell>
          <table:table-cell office:value-type="float" office:value="4.58549311100545" calcext:value-type="float">
            <text:p>4.58549311100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5.14200426304233" calcext:value-type="float">
            <text:p>5.14200426304233</text:p>
          </table:table-cell>
          <table:table-cell office:value-type="float" office:value="0.0069647075397197" calcext:value-type="float">
            <text:p>0.0069647075397197</text:p>
          </table:table-cell>
          <table:table-cell office:value-type="float" office:value="5.123182075" calcext:value-type="float">
            <text:p>5.123182075</text:p>
          </table:table-cell>
          <table:table-cell office:value-type="float" office:value="5.137945905" calcext:value-type="float">
            <text:p>5.137945905</text:p>
          </table:table-cell>
          <table:table-cell office:value-type="float" office:value="5.141564169" calcext:value-type="float">
            <text:p>5.141564169</text:p>
          </table:table-cell>
          <table:table-cell office:value-type="float" office:value="5.146556697" calcext:value-type="float">
            <text:p>5.146556697</text:p>
          </table:table-cell>
          <table:table-cell office:value-type="float" office:value="5.161647482" calcext:value-type="float">
            <text:p>5.161647482</text:p>
          </table:table-cell>
          <table:table-cell office:value-type="float" office:value="2.84008526084657" calcext:value-type="float">
            <text:p>2.84008526084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5.21595285535484" calcext:value-type="float">
            <text:p>5.21595285535484</text:p>
          </table:table-cell>
          <table:table-cell office:value-type="float" office:value="0.00716702356011163" calcext:value-type="float">
            <text:p>0.00716702356011163</text:p>
          </table:table-cell>
          <table:table-cell office:value-type="float" office:value="5.196113067" calcext:value-type="float">
            <text:p>5.196113067</text:p>
          </table:table-cell>
          <table:table-cell office:value-type="float" office:value="5.21091365575" calcext:value-type="float">
            <text:p>5.21091365575</text:p>
          </table:table-cell>
          <table:table-cell office:value-type="float" office:value="5.2176135595" calcext:value-type="float">
            <text:p>5.2176135595</text:p>
          </table:table-cell>
          <table:table-cell office:value-type="float" office:value="5.22119082225" calcext:value-type="float">
            <text:p>5.22119082225</text:p>
          </table:table-cell>
          <table:table-cell office:value-type="float" office:value="5.230539455" calcext:value-type="float">
            <text:p>5.230539455</text:p>
          </table:table-cell>
          <table:table-cell office:value-type="float" office:value="4.31905710709678" calcext:value-type="float">
            <text:p>4.3190571070967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5.2832149808" calcext:value-type="float">
            <text:p>5.2832149808</text:p>
          </table:table-cell>
          <table:table-cell office:value-type="float" office:value="0.00859653553584588" calcext:value-type="float">
            <text:p>0.00859653553584588</text:p>
          </table:table-cell>
          <table:table-cell office:value-type="float" office:value="5.262824597" calcext:value-type="float">
            <text:p>5.262824597</text:p>
          </table:table-cell>
          <table:table-cell office:value-type="float" office:value="5.276855315" calcext:value-type="float">
            <text:p>5.276855315</text:p>
          </table:table-cell>
          <table:table-cell office:value-type="float" office:value="5.28171505" calcext:value-type="float">
            <text:p>5.28171505</text:p>
          </table:table-cell>
          <table:table-cell office:value-type="float" office:value="5.288863186" calcext:value-type="float">
            <text:p>5.288863186</text:p>
          </table:table-cell>
          <table:table-cell office:value-type="float" office:value="5.308269013" calcext:value-type="float">
            <text:p>5.308269013</text:p>
          </table:table-cell>
          <table:table-cell office:value-type="float" office:value="5.66429961599999" calcext:value-type="float">
            <text:p>5.6642996159999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6.17758010891878" calcext:value-type="float">
            <text:p>6.17758010891878</text:p>
          </table:table-cell>
          <table:table-cell office:value-type="float" office:value="0.0106332719239469" calcext:value-type="float">
            <text:p>0.0106332719239469</text:p>
          </table:table-cell>
          <table:table-cell office:value-type="float" office:value="6.148023753" calcext:value-type="float">
            <text:p>6.148023753</text:p>
          </table:table-cell>
          <table:table-cell office:value-type="float" office:value="6.169954276" calcext:value-type="float">
            <text:p>6.169954276</text:p>
          </table:table-cell>
          <table:table-cell office:value-type="float" office:value="6.177147517" calcext:value-type="float">
            <text:p>6.177147517</text:p>
          </table:table-cell>
          <table:table-cell office:value-type="float" office:value="6.184448827" calcext:value-type="float">
            <text:p>6.184448827</text:p>
          </table:table-cell>
          <table:table-cell office:value-type="float" office:value="6.215401928" calcext:value-type="float">
            <text:p>6.215401928</text:p>
          </table:table-cell>
          <table:table-cell office:value-type="float" office:value="2.95966848197969" calcext:value-type="float">
            <text:p>2.959668481979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6.23474305809901" calcext:value-type="float">
            <text:p>6.23474305809901</text:p>
          </table:table-cell>
          <table:table-cell office:value-type="float" office:value="0.0123734812858143" calcext:value-type="float">
            <text:p>0.0123734812858143</text:p>
          </table:table-cell>
          <table:table-cell office:value-type="float" office:value="6.205424267" calcext:value-type="float">
            <text:p>6.205424267</text:p>
          </table:table-cell>
          <table:table-cell office:value-type="float" office:value="6.2268875175" calcext:value-type="float">
            <text:p>6.2268875175</text:p>
          </table:table-cell>
          <table:table-cell office:value-type="float" office:value="6.23628564" calcext:value-type="float">
            <text:p>6.23628564</text:p>
          </table:table-cell>
          <table:table-cell office:value-type="float" office:value="6.24403468825" calcext:value-type="float">
            <text:p>6.24403468825</text:p>
          </table:table-cell>
          <table:table-cell office:value-type="float" office:value="6.266829132" calcext:value-type="float">
            <text:p>6.266829132</text:p>
          </table:table-cell>
          <table:table-cell office:value-type="float" office:value="3.91238430165017" calcext:value-type="float">
            <text:p>3.91238430165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6.36097409860793" calcext:value-type="float">
            <text:p>6.36097409860793</text:p>
          </table:table-cell>
          <table:table-cell office:value-type="float" office:value="0.0235447379571007" calcext:value-type="float">
            <text:p>0.0235447379571007</text:p>
          </table:table-cell>
          <table:table-cell office:value-type="float" office:value="6.317408097" calcext:value-type="float">
            <text:p>6.317408097</text:p>
          </table:table-cell>
          <table:table-cell office:value-type="float" office:value="6.3468056145" calcext:value-type="float">
            <text:p>6.3468056145</text:p>
          </table:table-cell>
          <table:table-cell office:value-type="float" office:value="6.359263359" calcext:value-type="float">
            <text:p>6.359263359</text:p>
          </table:table-cell>
          <table:table-cell office:value-type="float" office:value="6.373645529" calcext:value-type="float">
            <text:p>6.373645529</text:p>
          </table:table-cell>
          <table:table-cell office:value-type="float" office:value="6.591937938" calcext:value-type="float">
            <text:p>6.591937938</text:p>
          </table:table-cell>
          <table:table-cell office:value-type="float" office:value="6.01623497679883" calcext:value-type="float">
            <text:p>6.01623497679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09:41:49.525411727</meta:creation-date>
    <meta:generator>LibreOffice/7.3.7.2$Linux_X86_64 LibreOffice_project/30$Build-2</meta:generator>
    <dc:date>2023-06-28T14:23:08.086433763</dc:date>
    <meta:editing-duration>PT27M27S</meta:editing-duration>
    <meta:editing-cycles>5</meta:editing-cycles>
    <meta:document-statistic meta:table-count="1" meta:cell-count="32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3cm" svg:height="11.424cm" xlink:href=".." xlink:type="simple" chart:class="chart:scatter" chart:style-name="ch1">
        <chart:title svg:x="8.899cm" svg:y="0.364cm" chart:style-name="ch2">
          <text:p>april_orthog</text:p>
        </chart:title>
        <chart:legend chart:legend-position="end" svg:x="18.691cm" svg:y="5.164cm" style:legend-expansion="high" chart:style-name="ch3"/>
        <chart:plot-area chart:style-name="ch4" table:cell-range-address="Sheet1.B2:Sheet1.B10 Sheet1.B26:Sheet1.B34 Sheet1.D26:Sheet1.D34" chart:data-source-has-labels="row" svg:x="1.416cm" svg:y="1.371cm" svg:width="16.87cm" svg:height="8.844cm">
          <chart:coordinate-region svg:x="1.562cm" svg:y="1.571cm" svg:width="16.63cm" svg:height="7.997cm"/>
          <chart:axis chart:dimension="x" chart:name="primary-x" chart:style-name="ch5">
            <chart:title svg:x="9.304cm" svg:y="10.443cm" chart:style-name="ch6">
              <text:p>meters</text:p>
            </chart:title>
          </chart:axis>
          <chart:axis chart:dimension="y" chart:name="primary-y" chart:style-name="ch7">
            <chart:title svg:x="0.451cm" svg:y="6.34cm" chart:style-name="ch8">
              <text:p>meters</text:p>
            </chart:title>
            <chart:grid chart:style-name="ch9" chart:class="major"/>
          </chart:axis>
          <chart:series chart:style-name="ch10" chart:values-cell-range-address="Sheet1.B26:Sheet1.B34" loext:label-string="tru" chart:class="chart:scatter">
            <chart:domain table:cell-range-address="Sheet1.B2:Sheet1.B10"/>
            <chart:data-point chart:repeated="9"/>
          </chart:series>
          <chart:series chart:style-name="ch11" chart:values-cell-range-address="Sheet1.D26:Sheet1.D34" loext:label-string="meas" chart:class="chart:scatter">
            <chart:domain table:cell-range-address="Sheet1.D2:Sheet1.D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</svg:desc>
                </draw:g>
              </table:table-cell>
              <table:table-cell office:value-type="float" office:value="4">
                <text:p>4</text:p>
                <draw:g>
                  <svg:desc>Sheet1.B26:Sheet1.B34</svg:desc>
                </draw:g>
              </table:table-cell>
              <table:table-cell office:value-type="float" office:value="3.71790719054435">
                <text:p>3.71790719054435</text:p>
                <draw:g>
                  <svg:desc>Sheet1.D2:Sheet1.D10</svg:desc>
                </draw:g>
              </table:table-cell>
              <table:table-cell office:value-type="float" office:value="4.15257012597984">
                <text:p>4.15257012597984</text:p>
                <draw:g>
                  <svg:desc>Sheet1.D26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.20197335412222">
                <text:p>3.20197335412222</text:p>
              </table:table-cell>
              <table:table-cell office:value-type="float" office:value="4.16555276362778">
                <text:p>4.16555276362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  <table:table-cell office:value-type="float" office:value="2.66991593567391">
                <text:p>2.66991593567391</text:p>
              </table:table-cell>
              <table:table-cell office:value-type="float" office:value="4.18341972444022">
                <text:p>4.1834197244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98271358431746">
                <text:p>4.98271358431746</text:p>
              </table:table-cell>
              <table:table-cell office:value-type="float" office:value="5.14200426304233">
                <text:p>5.14200426304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.99534718425806">
                <text:p>3.99534718425806</text:p>
              </table:table-cell>
              <table:table-cell office:value-type="float" office:value="5.21595285535484">
                <text:p>5.21595285535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2.9702145198439">
                <text:p>2.9702145198439</text:p>
              </table:table-cell>
              <table:table-cell office:value-type="float" office:value="5.2832149808">
                <text:p>5.283214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16990291752284">
                <text:p>6.16990291752284</text:p>
              </table:table-cell>
              <table:table-cell office:value-type="float" office:value="6.17758010891878">
                <text:p>6.17758010891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4.76177953597525">
                <text:p>4.76177953597525</text:p>
              </table:table-cell>
              <table:table-cell office:value-type="float" office:value="6.23474305809901">
                <text:p>6.2347430580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6">
                <text:p>6</text:p>
              </table:table-cell>
              <table:table-cell office:value-type="float" office:value="3.37620162455066">
                <text:p>3.37620162455066</text:p>
              </table:table-cell>
              <table:table-cell office:value-type="float" office:value="6.36097409860793">
                <text:p>6.36097409860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